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How many different colors can be displayed with this VGA controller?</text:p>
      <text:list xml:id="list242790089" text:style-name="L4">
        <text:list-item>
          <text:p text:style-name="P3">256</text:p>
        </text:list-item>
      </text:list>
      <text:p text:style-name="Standard"/>
      <text:p text:style-name="Standard">Question: What values on the RED0, RED1, RED2, GRN0, GRN1, GRN2, BLUE0, and BLUE1 signals are needed to generate the “full intensity” red color (i.e., provide the maximum analog voltage on the RED signal and the minimum analog voltage on the GREEN and BLUE signals)?</text:p>
      <text:list xml:id="list2103162080" text:style-name="L3">
        <text:list-item>
          <text:p text:style-name="P2">RED0, RED1, RED2 = 1, GRN0, GRN1, GRN2 = 0, BLUE0, BLUE1 = 0</text:p>
        </text:list-item>
      </text:list>
      <text:p text:style-name="Standard"/>
      <text:p text:style-name="Standard">Question: What is the voltage on the Green analog signal if the values of Green are: GRN0=1, GRN1=1, and GRN2=0?</text:p>
      <text:list xml:id="list2183978857" text:style-name="L2">
        <text:list-item>
          <text:p text:style-name="P1">510 * 3.3 / (510 + (2k||1K)) = 1.43V</text:p>
        </text:list-item>
      </text:list>
      <text:p text:style-name="Standard"/>
      <text:p text:style-name="Standard">Question: What is the frequency of the pixel clock for the 640x480 VGA resolution?</text:p>
      <text:list xml:id="list648950725" text:style-name="L6">
        <text:list-item>
          <text:p text:style-name="P5">800 / 32us = 25MHz</text:p>
        </text:list-item>
      </text:list>
      <text:p text:style-name="Standard"/>
      <text:p text:style-name="Standard">Question: What is the frequency of the horizontal sync signal (HS) for the 640x480 resolution?</text:p>
      <text:list xml:id="list1282350783" text:style-name="L5">
        <text:list-item>
          <text:p text:style-name="P4">1/ 32us = 31.25kHz</text:p>
        </text:list-item>
      </text:list>
      <text:p text:style-name="Standard"/>
      <text:p text:style-name="Standard">Question: During the scan of one horizontal row, 640 pixels are displayed. However, additional time is needed during the horizontal scan for retracing. How many pixel clocks are needed during each horizontal sync for this retracing (i.e. how many pixel clocks are used when no pixel is displayed in a horizontal scan)?</text:p>
      <text:list xml:id="list1851011142" text:style-name="L7">
        <text:list-item>
          <text:p text:style-name="P6">160 clock cycle</text:p>
        </text:list-item>
      </text:list>
      <text:p text:style-name="Standard"/>
      <text:p text:style-name="Standard">Question: How many frames per second are generated with this timing?</text:p>
      <text:list xml:id="list365500275" text:style-name="L8">
        <text:list-item>
          <text:p text:style-name="P7">1/(521*800*40*10^-9) = 59.98 frames</text:p>
        </text:list-item>
      </text:list>
      <text:p text:style-name="Standard"/>
      <text:p text:style-name="Standard">Question: How many lines are NOT displayed during a full frame (i.e. lines that are blanked during a vertical retrace)?</text:p>
      <text:list xml:id="list1782882390" text:style-name="L9">
        <text:list-item>
          <text:p text:style-name="P8">41 line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 Lee</meta:initial-creator>
    <meta:creation-date>2014-02-03T20:31:36</meta:creation-date>
    <dc:date>2014-02-03T21:13:51</dc:date>
    <dc:creator>Jae Lee</dc:creator>
    <meta:editing-duration>PT11M54S</meta:editing-duration>
    <meta:editing-cycles>1</meta:editing-cycles>
    <meta:document-statistic meta:table-count="0" meta:image-count="0" meta:object-count="0" meta:page-count="1" meta:paragraph-count="16" meta:word-count="239" meta:character-count="1346" meta:non-whitespace-character-count="1123"/>
    <meta:generator>LibreOffice/3.5$Linux_X86_64 LibreOffice_project/235ab8a-3802056-4a8fed3-2d66ea8-e241b80</meta:generator>
  </office:meta>
</office:document-meta>
</file>